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officeooo:rsid="00d5695d" officeooo:paragraph-rsid="001574ae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fo:font-weight="normal" officeooo:rsid="00cb4f3c" officeooo:paragraph-rsid="001574ae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cd3c99" officeooo:paragraph-rsid="001574ae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ced52e" officeooo:paragraph-rsid="001574ae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cf3102" officeooo:paragraph-rsid="001574ae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d0baee" officeooo:paragraph-rsid="001574ae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d21297" officeooo:paragraph-rsid="001574ae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d32213" officeooo:paragraph-rsid="001574ae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d4ff90" officeooo:paragraph-rsid="001574ae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Liberation Serif" fo:font-style="italic" fo:font-weight="normal" officeooo:rsid="00d5695d" officeooo:paragraph-rsid="001574ae" style:font-style-asian="italic" style:font-weight-asian="normal" style:font-style-complex="italic" style:font-weight-complex="normal"/>
    </style:style>
    <style:style style:name="P11" style:family="paragraph" style:parent-style-name="Heading_20_2">
      <style:paragraph-properties fo:text-align="center" style:justify-single-word="false"/>
      <style:text-properties fo:font-style="normal" fo:font-weight="normal" officeooo:rsid="00cb4f3c" officeooo:paragraph-rsid="001574ae" style:font-style-asian="normal" style:font-weight-asian="normal" style:font-style-complex="normal" style:font-weight-complex="normal"/>
    </style:style>
    <style:style style:name="T1" style:family="text">
      <style:text-properties officeooo:rsid="0398e15d"/>
    </style:style>
    <style:style style:name="T2" style:family="text">
      <style:text-properties officeooo:rsid="02731ba8"/>
    </style:style>
    <style:style style:name="T3" style:family="text">
      <style:text-properties officeooo:rsid="03999551"/>
    </style:style>
    <style:style style:name="T4" style:family="text">
      <style:text-properties officeooo:rsid="00ced52e"/>
    </style:style>
    <style:style style:name="T5" style:family="text">
      <style:text-properties officeooo:rsid="00cf3102"/>
    </style:style>
    <style:style style:name="T6" style:family="text">
      <style:text-properties officeooo:rsid="01876bce"/>
    </style:style>
    <style:style style:name="T7" style:family="text">
      <style:text-properties officeooo:rsid="00d21297"/>
    </style:style>
    <style:style style:name="T8" style:family="text">
      <style:text-properties officeooo:rsid="00d32213"/>
    </style:style>
    <style:style style:name="T9" style:family="text">
      <style:text-properties officeooo:rsid="039af7b8"/>
    </style:style>
    <style:style style:name="T10" style:family="text">
      <style:text-properties officeooo:rsid="0273ac1c"/>
    </style:style>
    <style:style style:name="T11" style:family="text">
      <style:text-properties officeooo:rsid="00d4ff90"/>
    </style:style>
    <style:style style:name="T12" style:family="text">
      <style:text-properties officeooo:rsid="00d569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/>
      <text:p text:style-name="P2"/>
      <text:p text:style-name="P2">Когда последняя запись в трудовой книжке <text:span text:style-name="T1">гласит </text:span>— «уволен по статье», то это, типа, волчий билет — нигде не принимают на работу.</text:p>
      <text:p text:style-name="P2">Однако, в Конотопе есть предприятие, где волков не боятся, это «<text:span text:style-name="T1">Т</text:span>ряпки», они же фабрика вторсырья. </text:p>
      <text:p text:style-name="P2">Там, с учётом моей специальности, меня приняли рабочим капремонта.</text:p>
      <text:p text:style-name="P2"/>
      <text:p text:style-name="P3">Капремонт состоял из трёх рабочих, но никакого капитального ремонта мы не производили. Сидели в бытовке, маясь бездельем, и изредка выходили во двор фабрики, где уже который год <text:s/>мариновалось современное оборудование под парой гигантских шалашей из рубероида, потому что здания для этого оборудования ещё не успели построить.</text:p>
      <text:p text:style-name="P3">Сама фабрика <text:span text:style-name="T2">ютилась</text:span> в паре зданий барачной архитектуры — детищах первой пятилетки — в двух высоких арочных <text:s/>ангарах из рифлёного алюминия и в разных подзаборных пристроечках.</text:p>
      <text:p text:style-name="P3">Но в самом начале я не скучал, потому что меня послали в командировку в город Киев.</text:p>
      <text:p text:style-name="P3"/>
      <text:p text:style-name="P3">Тогдашний Секретарь ЦК компартии Украины, товарищ Щербицкий, обещался посетить киевскую фабрику вторсырья для дачи ценных указаний по развитию <text:span text:style-name="T2">столь</text:span> важной отрасли <text:span text:style-name="T2">народного хозяйства</text:span>, и, <text:span text:style-name="T3">с</text:span>о всей республик<text:span text:style-name="T3">и,</text:span> <text:s/>работников таких же фабрик <text:span text:style-name="T3">начали </text:span>посыла<text:span text:style-name="T3">ть</text:span> в Киев, <text:span text:style-name="T3">чтобы</text:span> подмарафетить столичную к визиту <text:s/>высокого лица.</text:p>
      <text:p text:style-name="P3">Когда я прибыл вносить свою лепту, металлические конструкции в цехах фабрики <text:span text:style-name="T4">красили уже по четвёртому разу, а двор фабрики покрывали третьим слоем асфальта. </text:span></text:p>
      <text:p text:style-name="P4">Стояли прощальные деньки золотой осени, солнце ласково улыбалось с неба, но, при виде маленьких зелёных ёлочек в каменных горшках для украшения двора, охватывала грусть-<text:span text:style-name="T2">т</text:span>оска. </text:p>
      <text:p text:style-name="P4">Малая ёмкость горшка не позволит деревцам развиться, и после визита Секретаря они неизбежно усохнут.</text:p>
      <text:p text:style-name="P4"/>
      <text:p text:style-name="P4"><text:span text:style-name="T3">Перед отъездом в</text:span> командировк<text:span text:style-name="T3">у</text:span>, я заходил в <text:span text:style-name="T3">конотопский </text:span>Универмаг, <text:span text:style-name="T3">чтобы</text:span> купить спортивную сумку для нужных вещей. </text:p>
      <text:p text:style-name="P4">Как оказалось, там на такие сумки наехал приступ дефицита <text:span text:style-name="T5">и мне пришлось взять небольшую, практичную, но, если присмотреться, всё-таки, женскую сумку.</text:span></text:p>
      <text:p text:style-name="P5">Может я действительно извращенец?</text:p>
      <text:p text:style-name="P5"/>
      <text:p text:style-name="P5">Для проживания в Киеве, меня определили в пансионат рядом с «Трубой» на самом берегу Днепра. </text:p>
      <text:p text:style-name="P5">До войны <text:span text:style-name="T2">имелся план</text:span> пересечь <text:span text:style-name="T2">Днепр </text:span>в этом месте линией метрополитена <text:span text:style-name="T2">и</text:span> успели даже соорудить остановку из железобетона, что и впрямь смахивает на великанскую трубу диаметром с двухэтажный дом. Затем обстоятельства и планы изменились, а «Трубу» исписали всякими «здесь были Ося и Киса».</text:p>
      <text:p text:style-name="P5">Пансионатом называлась длинная одноэтажка с комнатами пеналами, как в общежитиях, только что окна побольше.</text:p>
      <text:p text:style-name="P5">По утрам я выходил на песчаный берег делать зарядку среди кустов ивняка. </text:p>
      <text:p text:style-name="P5">Смотреть на Днепр с такой близи совсем не то, что из электрички, проносящейся над ним по мосту. Океаническая масса валящей, прямо перед твоими глазами, воды просто потрясает. </text:p>
      <text:p text:style-name="P5">И <text:span text:style-name="T2">ведь </text:span>это длится уж которое тысячелетие подряд. </text:p>
      <text:p text:style-name="P5">Три-четыре; выдох, наклон...</text:p>
      <text:p text:style-name="P5"/>
      <text:p text:style-name="P5">В комнате со мной жил блондин из Южной Украины, который в деталях рассказывал, как его зарезали на пляже. Свои же пацаны. Воткнули нож в живот и он свалился на спину. </text:p>
      <text:p text:style-name="P5"><text:soft-page-break/>А тут участковый подошёл. Пацаны сделали вид будто в карты играют, а поверх ножа раскрытую газету набросили.</text:p>
      <text:p text:style-name="P5">Участковый о чём-то стал расспрашивать, а блондин лежал и смотрел, и слова не мог сказать, а по газете муха ползала.</text:p>
      <text:p text:style-name="P5">Пацаны, конечно: «Не, не знаем. Не, не видали».</text:p>
      <text:p text:style-name="P6">Когда участковый ушёл, они ему «скорую» вызвали за то, что не спалил их перед тем.</text:p>
      <text:p text:style-name="P6"/>
      <text:p text:style-name="P6">Работы на фабрике почти не осталось и съехавшиеся командировочные часами сидели в комнате Красного Уголка, где молодой и бородатый художник, из местных, день за днём выписывал буквы <text:span text:style-name="T6">одного и того же </text:span>лозунга на одной и той же длинной полосе красного кумача, постеленной вдоль длинного стола, или разговаривал с приятелями, тоже местными, которых непонятно как пускали через проходную.</text:p>
      <text:p text:style-name="P6">Мы переодевались тут же в выданные фабрикой спецовки, а одежду складывали на стулья.</text:p>
      <text:p text:style-name="P6">За поворотом коридора постоянно работал душ; не жизнь, а малина.</text:p>
      <text:p text:style-name="P6">Сокомандировочник<text:span text:style-name="T2">ов</text:span> <text:span text:style-name="T2">изумляла</text:span> мо<text:span text:style-name="T2">я</text:span> «усидчивост<text:span text:style-name="T2">ь</text:span>», что не прохаживаюсь по Красному Уголку, а сижу как пень и ничего не рассказываю, только смотрю да слушаю.</text:p>
      <text:p text:style-name="P6">После очередного рабочего дня я вернулся в пансионат и понял, что у блондина закончилась командировка, потому что его постел<text:span text:style-name="T7">ь</text:span> уже <text:span text:style-name="T7">исчезла</text:span>, а моя извращенская сумка <text:s/>распахнута и в ней <text:span text:style-name="T2">отсутствуют</text:span> мои последние десять рублей.</text:p>
      <text:p text:style-name="P7">До конца моей командировки оставалась ещё неделя.</text:p>
      <text:p text:style-name="P7"/>
      <text:p text:style-name="P7">Утром следующего дня, это была суббота, я вышел на поиски пищи. </text:p>
      <text:p text:style-name="P7">Никакого определённого плана я не состав<text:span text:style-name="T2">лял</text:span>, а просто шёл в сторону далёкого моста через Днепр. Потом шёл по мосту на множестве стальных <text:span text:style-name="T8">канатов</text:span>. </text:p>
      <text:p text:style-name="P7">За мостом в поле стояли несколько многоэтажек — зародыш района Троещина, но я <text:span text:style-name="T2">про</text:span>шёл мимо и дальше; туда, где виднелся лес.</text:p>
      <text:p text:style-name="P7">Дорога <text:span text:style-name="T2">миновала</text:span> село Погреби и углубилась в лес, где я начал искать грибы. </text:p>
      <text:p text:style-name="P7">Там попадались только два вида и те <text:span text:style-name="T2">какие-то </text:span>незнакомые — <text:span text:style-name="T9">одни, которые</text:span> с заострёнными шляпками, <text:span text:style-name="T2">оказались</text:span> очень горьки<text:span text:style-name="T2">ми</text:span>, так что пришлось есть другие — со впадинками.</text:p>
      <text:p text:style-name="P7">Голод отступил и я пошёл обратно. </text:p>
      <text:p text:style-name="P7">В поле между селом и далёкими многоэтажками мне повезло — на обочине дороги я увидел россыпь картошки. Наверное, кузов машины <text:span text:style-name="T9">при перевозке </text:span>урожа<text:span text:style-name="T9">я</text:span> нагрузили с горкой и, когда она соскочила на обочину, излишки ссыпались. </text:p>
      <text:p text:style-name="P7">Я набил карманы картофелинами, а в воскресенье пришёл на то же место с явно женской сумкой.</text:p>
      <text:p text:style-name="P7">В пансионате, в самом конце коридора находилась кухня с газовой плитой <text:span text:style-name="T8">и большой общей кастрюлей</text:span>. </text:p>
      <text:p text:style-name="P8">Я заготовил картошку в мундире впрок на несколько дней.</text:p>
      <text:p text:style-name="P7"/>
      <text:p text:style-name="P8">А когда я возвращался в Киев по мосту со стальными канатами, то понял чт<text:span text:style-name="T6">ó именно</text:span> не даёт мне жить нормальной жизнью — моё стихоплётство. </text:p>
      <text:p text:style-name="P8">Вон все вокруг живут как люди, потому что стихов не пишут. Надо и мне завязать; глядишь, <text:s/>и — всё наладится.</text:p>
      <text:p text:style-name="P8">Легко сказать «завяжу я с этим делом», но как?</text:p>
      <text:p text:style-name="P8">Сжечь блокнотик, который блондин великодушно оставил в сумке? </text:p>
      <text:p text:style-name="P8">Слишком тривиально.</text:p>
      <text:p text:style-name="P8">И я решил сделать сборник стихов и на этом поставить точку. Вот такой план.</text:p>
      <text:p text:style-name="P8">В понедельник в предбаннике начальника отдела кадров я попросил у его секретаря-машинистки 32 листа чистой бумаги. Как в «Манифесте Коммунистической партии» Карла Маркса, но <text:span text:style-name="T10">именно</text:span> столько страниц понадобилось для всех стихотворений плюс предисловие.</text:p>
      <text:p text:style-name="P8">Сверх того она дала мне брак — два не разрезанных листа, <text:span text:style-name="T10">из которых</text:span> получ<text:span text:style-name="T10">а</text:span>лась <text:span text:style-name="T10">как бы </text:span><text:soft-page-break/>папка для остальных.</text:p>
      <text:p text:style-name="P8">В Красном Уголке я попросил художника сделать из этой папки обложку сборника стихов под названием «Таке собi?»</text:p>
      <text:p text:style-name="P8">Вечером в пансионате я почти печатным почерком переписал стихи и предисловие из блокнотика на прине<text:span text:style-name="T11">сённые листы бумаги.</text:span></text:p>
      <text:p text:style-name="P9">Утром на фабрике художник показал как он оформил обложку — абстрактно бежевые волны, имя автора и название сборника. </text:p>
      <text:p text:style-name="P9">Потом он почесал в затылке и начал каяться — писать он начал в развороте сдвоенного листа и теперь название и автор оказались на задней, а не <text:span text:style-name="T10">на</text:span> лицевой обложке. </text:p>
      <text:p text:style-name="P9">Бракованные листы большая редкость и мне не оставалось ничего другого, кроме как собрать сборник на арабский манер <text:span text:style-name="T8">—</text:span> от задней обложки к передней.</text:p>
      <text:p text:style-name="P9"/>
      <text:p text:style-name="P9">Хорошо жить в одном городе с книгоиздательством — заканчивая работу в пять, успеваешь посетить их без совершения прогула.</text:p>
      <text:p text:style-name="P9">В том кабинете, откуда молодой человек <text:span text:style-name="T10">когда-то </text:span>направлял меня к специалисту по Моэму, сидели уже двое — другой молодой человек и <text:span text:style-name="T10">ещё </text:span>молодая женщина.</text:p>
      <text:p text:style-name="P9">Я спросил куда тут сдают поэзию. </text:p>
      <text:p text:style-name="P9">Они обрадовались и дали направление в первый кабинет по коридору, налево за углом.</text:p>
      <text:p text:style-name="P9">Там, на сообщение о доставке сборника поэзии, прозвучал знакомый мне вопрос:</text:p>
      <text:p text:style-name="P9">- Кто вас прислал?</text:p>
      <text:p text:style-name="P9">- Ах, ну, конечно! Меня прислали из соседнего кабинета. Тут сразу за углом, знаете?</text:p>
      <text:p text:style-name="P9">Это послужило достаточной рекомендацией, чтоб сборник перешёл из рук в руки.</text:p>
      <text:p text:style-name="P9">Я вышел из издательства тоскуя и смеясь.</text:p>
      <text:p text:style-name="P9">Тоскуя?</text:p>
      <text:p text:style-name="P9">Я <text:span text:style-name="T12">отринул</text:span> свои<text:span text:style-name="T12">х</text:span> детищ <text:span text:style-name="T12">и дал зарок блюсти бесплодие отныне и вовеки.</text:span></text:p>
      <text:p text:style-name="P1">Смеясь?</text:p>
      <text:p text:style-name="P1">Я — свободен! </text:p>
      <text:p text:style-name="P1"/>
      <text:p text:style-name="P10"><text:span text:style-name="T6">(...л</text:span>юбое начатое стихотворение обрекает тебя на кабалу. Ты мучаешься и пашешь словно раб, до момента, когда можешь сделать шаг в сторону и сказать: «да, <text:span text:style-name="T10">вроде, </text:span>ничего, готово, <text:span text:style-name="T10">хватит</text:span>; на большее я не способен»...<text:span text:style-name="T6">)</text:span></text:p>
      <text:p text:style-name="P10"/>
      <text:p text:style-name="P1">Ещё громче смеялся я над приёмщиком, ведь на сборнике нет никаких адресов, указан лишь поэт — Клим Солоха, да автор предисловия — приятель Клима.</text:p>
      <text:p text:style-name="P1">Всё! Отслужил...</text:p>
      <text:p text:style-name="P1">- Как приняли?- спросил художник.</text:p>
      <text:p text:style-name="P1">- На «ура!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7:11:55.303382670</meta:creation-date>
    <dc:date>2017-03-03T17:12:00.643044767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72" meta:word-count="1213" meta:character-count="7933" meta:non-whitespace-character-count="6746"/>
    <meta:generator>LibreOffice/4.3.3.2$Linux_x86 LibreOffice_project/430m0$Build-2</meta:generator>
  </office:meta>
</office:document-meta>
</file>